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279cm"/>
    </style:style>
    <style:style style:name="co3" style:family="table-column">
      <style:table-column-properties fo:break-before="auto" style:column-width="8.502cm"/>
    </style:style>
    <style:style style:name="co4" style:family="table-column">
      <style:table-column-properties fo:break-before="auto" style:column-width="2.909cm"/>
    </style:style>
    <style:style style:name="co5" style:family="table-column">
      <style:table-column-properties fo:break-before="auto" style:column-width="12.587cm"/>
    </style:style>
    <style:style style:name="co6" style:family="table-column">
      <style:table-column-properties fo:break-before="auto" style:column-width="1.175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2.249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Normal_5f_HCsolicPorTipo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4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Normal_5f_HCsolicPorTipo"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0.088cm solid #3366ff" style:direction="ltr" fo:border-right="none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Normal_5f_HCsolicPorTipo">
      <style:table-cell-properties style:glyph-orientation-vertical="0" fo:border-bottom="0.088cm solid #3366ff" style:diagonal-bl-tr="none" style:diagonal-tl-br="none" style:text-align-source="value-type" style:repeat-content="false" fo:wrap-option="no-wrap" fo:border-left="0.088cm solid #3366ff" style:direction="ltr" fo:border-right="none" style:rotation-angle="0" style:rotation-align="none" style:shrink-to-fit="false" fo:border-top="0.088cm solid #3366ff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no-wrap" fo:border="0.088cm solid #3366ff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Normal_5f_HCsolicPorTipo">
      <style:table-cell-properties style:diagonal-bl-tr="none" style:diagonal-tl-br="none" fo:border="0.088cm solid #3366ff" style:rotation-align="non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0.088cm solid #3366ff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0.088cm solid #3366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wrap" fo:border-left="0.088cm solid #3366ff" style:direction="ltr" fo:border-right="0.088cm solid #3366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Normal_5f_HCsolicPorTipo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eFospolis" table:style-name="ta5" table:print-ranges="eFospolis.A1:eFospolis.H1000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Normal_5f_HCsolicPorTipo"/>
        <table:table-column table:style-name="co6" table:default-cell-style-name="Normal_5f_HCsolicPorTipo"/>
        <table:table-column table:style-name="co7" table:default-cell-style-name="Normal_5f_HCsolicPorTipo"/>
        <table:table-column table:style-name="co8" table:default-cell-style-name="Normal_5f_HCsolicPorTipo"/>
        <table:table-column table:style-name="co9" table:number-columns-repeated="44" table:default-cell-style-name="Normal_5f_HCsolicPorTipo"/>
        <table:table-column table:style-name="co8" table:number-columns-repeated="205" table:default-cell-style-name="Normal_5f_HCsolicPorTipo"/>
        <table:table-header-rows>
          <table:table-row table:style-name="ro1">
            <table:table-cell table:style-name="ce1" table:number-columns-repeated="51"/>
            <table:table-cell table:number-columns-repeated="205"/>
          </table:table-row>
          <table:table-row table:style-name="ro3">
            <table:table-cell table:style-name="ce1"/>
            <table:table-cell table:style-name="ce3" office:value-type="string" table:number-columns-spanned="6" table:number-rows-spanned="1">
              <text:p>ATENCIONES AMBULATORIAS "FOSPOLIS"</text:p>
            </table:table-cell>
            <table:covered-table-cell table:number-columns-repeated="5" table:style-name="ce7"/>
            <table:table-cell table:style-name="ce1" table:number-columns-repeated="44"/>
            <table:table-cell table:number-columns-repeated="205"/>
          </table:table-row>
          <table:table-row table:style-name="ro4">
            <table:table-cell table:style-name="ce1"/>
            <table:table-cell table:style-name="ce4" table:number-columns-spanned="6" table:number-rows-spanned="1"/>
            <table:covered-table-cell table:number-columns-repeated="5" table:style-name="ce8"/>
            <table:table-cell table:style-name="ce1" table:number-columns-repeated="44"/>
            <table:table-cell table:number-columns-repeated="205"/>
          </table:table-row>
          <table:table-row table:style-name="ro1">
            <table:table-cell table:style-name="ce1" table:number-columns-repeated="51"/>
            <table:table-cell table:number-columns-repeated="205"/>
          </table:table-row>
          <table:table-row table:style-name="ro1">
            <table:table-cell table:style-name="ce1"/>
            <table:table-cell table:style-name="ce5" table:number-columns-repeated="2"/>
            <table:table-cell table:style-name="ce10" office:value-type="string" table:number-columns-spanned="4" table:number-rows-spanned="1">
              <text:p>ATENCION AMBULATORIA</text:p>
            </table:table-cell>
            <table:covered-table-cell table:number-columns-repeated="2" table:style-name="ce12"/>
            <table:covered-table-cell table:style-name="ce15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style-name="ce16" table:number-columns-spanned="1" table:number-rows-spanned="2"/>
            <table:table-cell table:number-columns-repeated="205"/>
          </table:table-row>
          <table:table-row table:style-name="ro5">
            <table:table-cell table:style-name="ce1"/>
            <table:table-cell table:style-name="ce6" office:value-type="string">
              <text:p>APELLIDOS Y NOMBRES DEL PACIENTE</text:p>
            </table:table-cell>
            <table:table-cell table:style-name="ce9" office:value-type="string">
              <text:p>Nº DE OFICIO</text:p>
            </table:table-cell>
            <table:table-cell table:style-name="ce11" office:value-type="string">
              <text:p>SESIONES Y/O CONSULTAS ATENDIDAS (FECHAS DEL MES)</text:p>
            </table:table-cell>
            <table:table-cell table:style-name="ce13" office:value-type="string">
              <text:p>DIAS</text:p>
            </table:table-cell>
            <table:table-cell table:style-name="ce14" office:value-type="string">
              <text:p>TOTAL DIA</text:p>
            </table:table-cell>
            <table:table-cell table:style-name="ce14" office:value-type="string">
              <text:p>IMPORTE</text:p>
            </table:table-cell>
            <table:covered-table-cell table:number-columns-repeated="44" table:style-name="ce17"/>
            <table:table-cell table:number-columns-repeated="205"/>
          </table:table-row>
        </table:table-header-rows>
        <table:table-row table:style-name="ro7" table:number-rows-repeated="994">
          <table:table-cell table:style-name="ce2" table:number-columns-repeated="7"/>
          <table:table-cell table:style-name="ce18" table:number-columns-repeated="44"/>
          <table:table-cell table:number-columns-repeated="205"/>
        </table:table-row>
        <table:table-row table:style-name="ro7" table:number-rows-repeated="248">
          <table:table-cell table:style-name="ce2" table:number-columns-repeated="51"/>
          <table:table-cell table:number-columns-repeated="205"/>
        </table:table-row>
        <table:table-row table:style-name="ro7" table:number-rows-repeated="1047327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0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10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Hoja3" table:style-name="ta4">
        <table:table-column table:style-name="co10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67%" style:writing-mode="lr-tb"/>
      <style:header-style>
        <style:header-footer-properties fo:min-height="0.76cm" fo:margin-left="0.9cm" fo:margin-right="0.9cm" fo:margin-bottom="0.3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67%" style:writing-mode="lr-tb"/>
      <style:header-style>
        <style:header-footer-properties fo:min-height="0.751cm" fo:margin-left="0.9cm" fo:margin-right="0.9cm" fo:margin-bottom="0.295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3:03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Fospolis" style:display-name="PageStyle_eFospoli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3:03:28.53</dc:date>
    <meta:generator>OpenOffice/4.0.0$Win32 OpenOffice.org_project/400m3$Build-9702</meta:generator>
    <meta:editing-duration>PT5M3S</meta:editing-duration>
    <meta:editing-cycles>5</meta:editing-cycles>
    <dc:creator>SisGalenPlus </dc:creator>
    <meta:document-statistic meta:table-count="4" meta:cell-count="8" meta:object-count="0"/>
  </office:meta>
</office:document-meta>
</file>